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808080"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Courier New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Body" presentation:presentation-page-layout-name="AL1T1">
        <draw:custom-shape draw:style-name="gr1" draw:text-style-name="P2" draw:layer="layout" svg:width="8.89cm" svg:height="4.064cm" svg:x="13.37cm" svg:y="3.98cm">
          <text:p text:style-name="P1"><text:span text:style-name="T1">Step 2</text:span></text:p>
          <text:p text:style-name="P1"><text:span text:style-name="T1">SendUnconfirmedDin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4.064cm" svg:x="4.28cm" svg:y="3.98cm">
          <text:p text:style-name="P2"><text:span text:style-name="T1">Step 1</text:span></text:p>
          <text:p text:style-name="P2"><text:span text:style-name="T1">ProcessConfirm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98cm" svg:height="1.016cm" svg:x="4.28cm" svg:y="2.726cm">
          <text:p text:style-name="P1"><text:span text:style-name="T2">Job: ResendUnprocessedDin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4.534cm" svg:y="5.196cm">
          <text:p text:style-name="P1"><text:span text:style-name="T2">ItemR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8.852cm" svg:y="5.196cm">
          <text:p text:style-name="P1"><text:span text:style-name="T2">ItemWr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13.624cm" svg:y="5.196cm">
          <text:p text:style-name="P1"><text:span text:style-name="T2">ItemR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17.942cm" svg:y="5.196cm">
          <text:p text:style-name="P1"><text:span text:style-name="T2">Item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594cm" svg:x="4.534cm" svg:y="6.196cm">
          <text:p text:style-name="P4"><text:span text:style-name="T3">ConfirmationReader</text:span></text:p>
          <text:p text:style-name="P4"><text:span text:style-name="T4">JmsItem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594cm" svg:x="8.834cm" svg:y="6.196cm">
          <text:p text:style-name="P4"><text:span text:style-name="T3">ConfirmationUpdater</text:span></text:p>
          <text:p text:style-name="P4"><text:span text:style-name="T4">JdbcBatchItemWr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594cm" svg:x="13.634cm" svg:y="6.196cm">
          <text:p text:style-name="P4"><text:span text:style-name="T3">UnconfirmedDiningsReader</text:span></text:p>
          <text:p text:style-name="P4"><text:span text:style-name="T4">JdbcPagingItemR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594cm" svg:x="17.934cm" svg:y="6.196cm">
          <text:p text:style-name="P4"><text:span text:style-name="T3">RequestSender</text:span></text:p>
          <text:p text:style-name="P4"><text:span text:style-name="T4">JmsItemWr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1.778cm" svg:x="11.992cm" svg:y="9.19cm">
          <text:p text:style-name="P1"><text:span text:style-name="T1">T_DINING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0.508cm" svg:height="2.032cm" draw:transform="rotate (-1.5707963267949) translate (6.858cm 9.606cm)">
          <text:p text:style-name="P2"><text:span text:style-name="T1"/></text:p>
          <draw:enhanced-geometry svg:viewBox="0 0 88 21600" draw:glue-points="44 ?f6 44 0 0 10800 44 21600 88 10800" draw:text-areas="0 ?f6 88 ?f3" draw:mirror-vertical="false" draw:mirror-horizont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2.813cm" svg:height="1.207cm" svg:x="4.423cm" svg:y="10.168cm">
          <draw:text-box>
            <text:p text:style-name="P1"><text:span text:style-name="T1">confirmation</text:span></text:p>
            <text:p text:style-name="P1"><text:span text:style-name="T1">queue</text:span></text:p>
          </draw:text-box>
        </draw:frame>
        <draw:custom-shape draw:style-name="gr4" draw:text-style-name="P2" draw:layer="layout" svg:width="0.508cm" svg:height="2.032cm" draw:transform="rotate (-1.5707963267949) translate (21.959cm 9.606cm)">
          <text:p/>
          <draw:enhanced-geometry svg:viewBox="0 0 88 21600" draw:glue-points="44 ?f6 44 0 0 10800 44 21600 88 10800" draw:text-areas="0 ?f6 88 ?f3" draw:mirror-vertical="false" draw:mirror-horizont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1.687cm" svg:height="1.207cm" svg:x="20.024cm" svg:y="10.168cm">
          <draw:text-box>
            <text:p text:style-name="P1"><text:span text:style-name="T1">dining</text:span></text:p>
            <text:p text:style-name="P1"><text:span text:style-name="T1">queue</text:span></text:p>
          </draw:text-box>
        </draw:frame>
        <draw:custom-shape draw:style-name="gr6" draw:text-style-name="P1" draw:layer="layout" svg:width="0.508cm" svg:height="1.016cm" draw:transform="rotate (0.785398163397448) translate (11.957cm 8.556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08cm" svg:height="1.016cm" draw:transform="rotate (0.785398163397448) translate (5.558cm 8.561cm)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08cm" svg:height="1.016cm" draw:transform="rotate (0.785398163397448) translate (13.657cm 8.561cm)">
          <text:p/>
          <draw:enhanced-geometry svg:viewBox="0 0 21600 21600" draw:text-areas="?f0 ?f7 ?f2 21600" draw:mirror-vertical="fals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08cm" svg:height="1.016cm" draw:transform="rotate (0.785398163397448) translate (20.157cm 8.561cm)">
          <text:p/>
          <draw:enhanced-geometry svg:viewBox="0 0 21600 21600" draw:text-areas="?f0 ?f7 ?f2 21600" draw:mirror-vertical="true" draw:mirror-horizont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6.931cm" svg:height="9.524cm" svg:x="1.059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0-23T16:11:00.682975011</dc:date>
    <meta:editing-duration>PT27M24S</meta:editing-duration>
    <meta:editing-cycles>14</meta:editing-cycles>
    <meta:document-statistic meta:object-count="50"/>
  </office:meta>
</office:document-meta>
</file>